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941cm" fo:min-width="9.279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1.274cm" fo:min-width="4.199cm"/>
    </style:style>
    <style:style style:name="gr3" style:family="graphic" style:parent-style-name="standard">
      <style:graphic-properties draw:textarea-horizontal-align="justify" draw:textarea-vertical-align="top" draw:auto-grow-height="false" fo:min-height="3.941cm" fo:min-width="4.45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c0c0c0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4.191cm" svg:x="5.281cm" svg:y="1.001cm">
          <text:p text:style-name="P1"><text:span text:style-name="T1">Namespace: kube-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699cm" svg:height="1.524cm" svg:x="7.821cm" svg:y="2.332cm">
          <text:p text:style-name="P2">Varnish<text:line-break/><text:span text:style-name="T2">Servic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4.953cm" svg:height="4.191cm" svg:x="1.974cm" svg:y="6.456cm">
            <text:p text:style-name="P1"><text:span text:style-name="T1">Namespace: </text:span><text:span text:style-name="T1">coffe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xml:id="id2" draw:id="id2" draw:layer="layout" svg:width="4.699cm" svg:height="1.524cm" svg:x="2.101cm" svg:y="7.789cm">
            <text:p text:style-name="P4">coffee-svc<text:line-break/><text:span text:style-name="T2">Servic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4.953cm" svg:height="4.191cm" svg:x="8.122cm" svg:y="6.456cm">
            <text:p text:style-name="P1"><text:span text:style-name="T1">Namespace: te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xml:id="id4" draw:id="id4" draw:layer="layout" svg:width="4.699cm" svg:height="1.524cm" svg:x="8.249cm" svg:y="7.789cm">
            <text:p text:style-name="P4">tea-svc<text:line-break/><text:span text:style-name="T2">Servic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4.953cm" svg:height="4.191cm" svg:x="14.268cm" svg:y="6.456cm">
            <text:p text:style-name="P1"><text:span text:style-name="T1">Namespace: oth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xml:id="id3" draw:id="id3" draw:layer="layout" svg:width="4.699cm" svg:height="1.524cm" svg:x="14.395cm" svg:y="7.789cm">
            <text:p text:style-name="P4">other-svc<text:line-break/><text:span text:style-name="T2">Service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6" draw:layer="layout" draw:type="curve" svg:x1="10.17cm" svg:y1="3.856cm" svg:x2="4.45cm" svg:y2="7.789cm" draw:start-shape="id1" draw:start-glue-point="2" draw:end-shape="id2" svg:d="M10170 3856c0 2950-5720 984-5720 3933" svg:viewBox="0 0 5721 3934">
          <text:p/>
        </draw:connector>
        <draw:connector draw:style-name="gr4" draw:text-style-name="P6" draw:layer="layout" draw:type="curve" svg:x1="10.17cm" svg:y1="3.856cm" svg:x2="16.744cm" svg:y2="7.789cm" draw:start-shape="id1" draw:start-glue-point="2" draw:end-shape="id3" svg:d="M10170 3856c0 2950 6574 984 6574 3933" svg:viewBox="0 0 6575 3934">
          <text:p/>
        </draw:connector>
        <draw:connector draw:style-name="gr4" draw:text-style-name="P6" draw:layer="layout" draw:type="curve" draw:line-skew="-0.31cm" svg:x1="10.17cm" svg:y1="3.856cm" svg:x2="10.598cm" svg:y2="7.789cm" draw:start-shape="id1" draw:start-glue-point="2" draw:end-shape="id4" svg:d="M10170 3856c0 2485 428 519 428 3933" svg:viewBox="0 0 429 39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3.81cm" fo:margin-left="1.27cm" fo:margin-right="1.27cm" fo:page-width="21.006cm" fo:page-height="14.8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Simmons</meta:initial-creator>
    <meta:creation-date>2019-03-04T14:18:19.486811129</meta:creation-date>
    <dc:date>2019-03-04T15:30:30.344188123</dc:date>
    <dc:creator>Geoffrey Simmons</dc:creator>
    <meta:editing-duration>PT51M39S</meta:editing-duration>
    <meta:editing-cycles>4</meta:editing-cycles>
    <meta:generator>LibreOffice/5.2.7.2$Linux_X86_64 LibreOffice_project/20m0$Build-2</meta:generator>
    <meta:document-statistic meta:object-count="14"/>
  </office:meta>
</office:document-meta>
</file>